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pitch="variable"/>
    <style:font-face style:name="Charter" svg:font-family="Charter" style:font-pitch="variable"/>
    <style:font-face style:name="FreeSerif" svg:font-family="FreeSerif"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automatic-styles>
    <style:style style:name="Table1" style:family="table">
      <style:table-properties style:width="16cm" table:align="margins"/>
    </style:style>
    <style:style style:name="Table1.A" style:family="table-column">
      <style:table-column-properties style:column-width="8.001cm" style:rel-column-width="32768*"/>
    </style:style>
    <style:style style:name="Table1.B" style:family="table-column">
      <style:table-column-properties style:column-width="7.999cm" style:rel-column-width="32767*"/>
    </style:style>
    <style:style style:name="Table1.A1" style:family="table-cell">
      <style:table-cell-properties fo:padding="0cm" fo:border="none"/>
    </style:style>
    <style:style style:name="P1" style:family="paragraph" style:parent-style-name="Standard">
      <style:paragraph-properties text:number-lines="false" text:line-number="0"/>
      <style:text-properties style:font-name="Charter"/>
    </style:style>
    <style:style style:name="P2" style:family="paragraph" style:parent-style-name="Standard">
      <style:text-properties style:font-name="FreeSerif"/>
    </style:style>
    <style:style style:name="P3" style:family="paragraph" style:parent-style-name="Heading_20_1">
      <style:text-properties style:font-name="Times" fo:font-size="12pt" fo:language="en" fo:country="GB" style:font-name-asian="HG Mincho Light J" style:font-size-asian="12pt" style:font-name-complex="Tahoma1" style:font-size-complex="12pt"/>
    </style:style>
    <style:style style:name="P4" style:family="paragraph" style:parent-style-name="Heading_20_2">
      <style:text-properties style:font-name="Times" fo:font-size="12pt" style:font-size-asian="12pt" style:font-size-complex="12pt"/>
    </style:style>
    <style:style style:name="P5" style:family="paragraph" style:parent-style-name="Standard" style:list-style-name="L1">
      <style:text-properties style:font-name="FreeSerif"/>
    </style:style>
    <style:style style:name="P6" style:family="paragraph" style:parent-style-name="Standard" style:list-style-name="L1">
      <style:text-properties style:font-name="FreeSerif" officeooo:paragraph-rsid="001a30db"/>
    </style:style>
    <style:style style:name="P7" style:family="paragraph" style:parent-style-name="Standard" style:list-style-name="L1">
      <style:text-properties style:font-name="FreeSerif" officeooo:paragraph-rsid="001a9e18"/>
    </style:style>
    <style:style style:name="T1" style:family="text">
      <style:text-properties style:font-name="FreeSerif"/>
    </style:style>
    <style:style style:name="T2" style:family="text">
      <style:text-properties style:font-name="FreeSerif" officeooo:rsid="001a30db"/>
    </style:style>
    <style:style style:name="T3" style:family="text">
      <style:text-properties officeooo:rsid="001a30db"/>
    </style:style>
    <text:list-style style:name="L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2">Ingredients</text:h>
      <table:table table:name="Table1" table:style-name="Table1">
        <table:table-column table:style-name="Table1.A"/>
        <table:table-column table:style-name="Table1.B"/>
        <table:table-row table:style-name="TableLine94890195231920">
          <table:table-cell table:style-name="Table1.A1" office:value-type="string">
            <text:p text:style-name="P2">4 cloves of garlic</text:p>
          </table:table-cell>
          <table:table-cell table:style-name="Table1.A1" office:value-type="string">
            <text:p text:style-name="P2">2 tablespoons oil</text:p>
          </table:table-cell>
        </table:table-row>
        <table:table-row table:style-name="TableLine94890195872784">
          <table:table-cell table:style-name="Table1.A1" office:value-type="string">
            <text:p text:style-name="P2">2 medium onion for grating</text:p>
          </table:table-cell>
          <table:table-cell table:style-name="Table1.A1" office:value-type="string">
            <text:p text:style-name="P2">1 large onion, sliced</text:p>
          </table:table-cell>
        </table:table-row>
        <table:table-row table:style-name="TableLine94890193843152">
          <table:table-cell table:style-name="Table1.A1" office:value-type="string">
            <text:p text:style-name="P2">½ teaspoon turmeric powder</text:p>
          </table:table-cell>
          <table:table-cell table:style-name="Table1.A1" office:value-type="string">
            <text:p text:style-name="P2">1 kg cubed beef | lamb | goat</text:p>
          </table:table-cell>
        </table:table-row>
        <table:table-row table:style-name="TableLine94890193843712">
          <table:table-cell table:style-name="Table1.A1" office:value-type="string">
            <text:p text:style-name="P2">1 teaspoon cumin powder</text:p>
          </table:table-cell>
          <table:table-cell table:style-name="Table1.A1" office:value-type="string">
            <text:p text:style-name="P2">1 large tomato</text:p>
          </table:table-cell>
        </table:table-row>
        <table:table-row table:style-name="TableLine94890218822976">
          <table:table-cell table:style-name="Table1.A1" office:value-type="string">
            <text:p text:style-name="P2">1 teaspoon black pepper</text:p>
          </table:table-cell>
          <table:table-cell table:style-name="Table1.A1" office:value-type="string">
            <text:p text:style-name="P2">1 tablespoon vinegar</text:p>
          </table:table-cell>
        </table:table-row>
        <table:table-row table:style-name="TableLine94890218823760">
          <table:table-cell table:style-name="Table1.A1" office:value-type="string">
            <text:p text:style-name="P2">3 cloves</text:p>
          </table:table-cell>
          <table:table-cell table:style-name="Table1.A1" office:value-type="string">
            <text:p text:style-name="P2">2 cups water</text:p>
          </table:table-cell>
        </table:table-row>
        <table:table-row table:style-name="TableLine94890223565472">
          <table:table-cell table:style-name="Table1.A1" office:value-type="string">
            <text:p text:style-name="P2">¼ teaspoon cardamom seeds</text:p>
          </table:table-cell>
          <table:table-cell table:style-name="Table1.A1" office:value-type="string">
            <text:p text:style-name="P2">1 teaspoon tamarind soaked in hot water</text:p>
          </table:table-cell>
        </table:table-row>
        <table:table-row table:style-name="TableLine94890197923808">
          <table:table-cell table:style-name="Table1.A1" office:value-type="string">
            <text:p text:style-name="P2">2 pieces cinnamon bark</text:p>
          </table:table-cell>
          <table:table-cell table:style-name="Table1.A1" office:value-type="string">
            <text:p text:style-name="P2">1 teaspoon salt</text:p>
          </table:table-cell>
        </table:table-row>
        <table:table-row table:style-name="TableLine94890197924592">
          <table:table-cell table:style-name="Table1.A1" office:value-type="string">
            <text:p text:style-name="P2"/>
          </table:table-cell>
          <table:table-cell table:style-name="Table1.A1" office:value-type="string">
            <text:p text:style-name="P2">5 curry leaves</text:p>
          </table:table-cell>
        </table:table-row>
      </table:table>
      <text:p text:style-name="Standard"/>
      <text:p text:style-name="Standard"><text:span text:style-name="T1">This recipe produces a rich almost </text:span><text:span text:style-name="T2">R</text:span><text:span text:style-name="T1">endang style curry, but without the coconut.</text:span> </text:p>
      <text:h text:style-name="P4" text:outline-level="2">Method</text:h>
      <text:list xml:id="list3449576310" text:style-name="L1">
        <text:list-item>
          <text:p text:style-name="P6">Grate garlic, onions</text:p>
        </text:list-item>
        <text:list-item>
          <text:p text:style-name="P6">Combine with turmeric, cumin, pepper, cloves, cardamom and cinnamon</text:p>
        </text:list-item>
        <text:list-item>
          <text:p text:style-name="P5">Heat oil and fry sliced onion until light brown</text:p>
        </text:list-item>
        <text:list-item>
          <text:p text:style-name="P5">Add ground <text:span text:style-name="T3">m</text:span>asala</text:p>
        </text:list-item>
        <text:list-item>
          <text:p text:style-name="P5">Add meat until sealed</text:p>
        </text:list-item>
        <text:list-item>
          <text:p text:style-name="P5">Add curry leaves, tomato, vinegar and water</text:p>
        </text:list-item>
        <text:list-item>
          <text:p text:style-name="P5">Add tamarind and salt</text:p>
        </text:list-item>
        <text:list-item>
          <text:p text:style-name="P7">Cover and cook until meat is tender (about 1½ ~ 2 hours)</text:p>
        </text:list-item>
        <text:list-item>
          <text:p text:style-name="P7">There should not be too much gravy. So cook uncovered if necessary</text:p>
        </text:list-item>
      </text:list>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pitch="variable"/>
    <style:font-face style:name="Charter" svg:font-family="Charter" style:font-pitch="variable"/>
    <style:font-face style:name="FreeSerif" svg:font-family="FreeSerif" style:font-family-generic="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mily-generic="roman" style:font-pitch="variable"/>
    <style:font-face style:name="Times New Roman" svg:font-family="'Times New Roman'"/>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AU" style:font-name-asian="Bitstream Vera San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 style:font-family-complex="Tahoma, Lucidasans, 'Lucida Sans', 'Arial Unicode MS'"/>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GB" style:font-name-asian="HG Mincho Light J" style:font-size-asian="12pt" style:font-name-complex="Tahoma1" style:font-size-complex="12pt"/>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h text:style-name="MP1" text:outline-level="1">Fire Miri (Pepper Steak)</text:h>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1$Linux_X86_64 LibreOffice_project/30$Build-1</meta:generator>
    <meta:creation-date>2010-05-16T15:35:03</meta:creation-date>
    <dc:language>en-AU</dc:language>
    <meta:editing-cycles>10</meta:editing-cycles>
    <meta:editing-duration>PT24M18S</meta:editing-duration>
    <meta:initial-creator>Frank Jung</meta:initial-creator>
    <dc:date>2022-05-30T14:02:54.860431637</dc:date>
    <dc:creator>Frank H</dc:creator>
    <meta:document-statistic meta:table-count="1" meta:image-count="0" meta:object-count="0" meta:page-count="1" meta:paragraph-count="30" meta:word-count="160" meta:character-count="850" meta:non-whitespace-character-count="729"/>
    <meta:user-defined meta:name="Info 1"/>
    <meta:user-defined meta:name="Info 2"/>
    <meta:user-defined meta:name="Info 3"/>
    <meta:user-defined meta:name="Info 4"/>
  </office:meta>
</office:document-meta>
</file>